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feb86" officeooo:paragraph-rsid="001feb86"/>
    </style:style>
    <style:style style:name="P2" style:family="paragraph" style:parent-style-name="Standard">
      <style:text-properties officeooo:paragraph-rsid="0025f88a"/>
    </style:style>
    <style:style style:name="P3" style:family="paragraph" style:parent-style-name="Standard">
      <style:text-properties fo:font-weight="bold" officeooo:rsid="020c6dbe" officeooo:paragraph-rsid="020c6dbe" style:font-weight-asian="bold" style:font-weight-complex="bold"/>
    </style:style>
    <style:style style:name="P4" style:family="paragraph" style:parent-style-name="Standard">
      <style:text-properties fo:font-weight="bold" officeooo:rsid="020d55b1" officeooo:paragraph-rsid="020d55b1" style:font-weight-asian="bold" style:font-weight-complex="bold"/>
    </style:style>
    <style:style style:name="P5" style:family="paragraph" style:parent-style-name="Standard">
      <style:text-properties fo:font-weight="bold" officeooo:rsid="0211d10f" officeooo:paragraph-rsid="0211d10f" style:font-weight-asian="bold" style:font-weight-complex="bold"/>
    </style:style>
    <style:style style:name="P6" style:family="paragraph" style:parent-style-name="Standard">
      <style:text-properties fo:font-weight="normal" officeooo:rsid="020d55b1" officeooo:paragraph-rsid="020d55b1" style:font-weight-asian="normal" style:font-weight-complex="normal"/>
    </style:style>
    <style:style style:name="P7" style:family="paragraph" style:parent-style-name="Standard">
      <style:text-properties fo:font-weight="normal" officeooo:rsid="020d55b1" officeooo:paragraph-rsid="020fdcff" style:font-weight-asian="normal" style:font-weight-complex="normal"/>
    </style:style>
    <style:style style:name="P8" style:family="paragraph" style:parent-style-name="Standard">
      <style:text-properties fo:font-weight="normal" officeooo:rsid="020f0405" officeooo:paragraph-rsid="020f0405" style:font-weight-asian="normal" style:font-weight-complex="normal"/>
    </style:style>
    <style:style style:name="P9" style:family="paragraph" style:parent-style-name="Standard">
      <style:text-properties fo:font-weight="normal" officeooo:rsid="020f0405" officeooo:paragraph-rsid="020fdcff" style:font-weight-asian="normal" style:font-weight-complex="normal"/>
    </style:style>
    <style:style style:name="P10" style:family="paragraph" style:parent-style-name="Subtitle">
      <style:text-properties officeooo:rsid="001feb86" officeooo:paragraph-rsid="001feb86"/>
    </style:style>
    <style:style style:name="P11" style:family="paragraph" style:parent-style-name="Text_20_body">
      <style:text-properties officeooo:rsid="001feb86" officeooo:paragraph-rsid="001feb86"/>
    </style:style>
    <style:style style:name="P12" style:family="paragraph" style:parent-style-name="Text_20_body">
      <style:text-properties fo:font-weight="bold" officeooo:rsid="001feb86" officeooo:paragraph-rsid="001feb86" style:font-weight-asian="bold" style:font-weight-complex="bold"/>
    </style:style>
    <style:style style:name="P13" style:family="paragraph" style:parent-style-name="Text_20_body">
      <style:text-properties fo:font-weight="bold" officeooo:rsid="001feb86" officeooo:paragraph-rsid="0025f88a" style:font-weight-asian="bold" style:font-weight-complex="bold"/>
    </style:style>
    <style:style style:name="P14" style:family="paragraph" style:parent-style-name="Text_20_body">
      <style:text-properties fo:font-weight="bold" officeooo:rsid="001feb86" officeooo:paragraph-rsid="021a4dc4" style:font-weight-asian="bold" style:font-weight-complex="bold"/>
    </style:style>
    <style:style style:name="P15" style:family="paragraph" style:parent-style-name="Text_20_body">
      <style:text-properties fo:font-weight="bold" officeooo:paragraph-rsid="00427f84" style:font-weight-asian="bold" style:font-weight-complex="bold"/>
    </style:style>
    <style:style style:name="P16" style:family="paragraph" style:parent-style-name="Text_20_body">
      <style:text-properties officeooo:rsid="006b168b" officeooo:paragraph-rsid="006b168b"/>
    </style:style>
    <style:style style:name="P17" style:family="paragraph" style:parent-style-name="Text_20_body">
      <style:text-properties officeooo:rsid="006b168b" officeooo:paragraph-rsid="01c93795"/>
    </style:style>
    <style:style style:name="P18" style:family="paragraph" style:parent-style-name="Text_20_body">
      <style:text-properties officeooo:paragraph-rsid="001feb86"/>
    </style:style>
    <style:style style:name="P19" style:family="paragraph" style:parent-style-name="Text_20_body">
      <style:text-properties officeooo:paragraph-rsid="006b168b"/>
    </style:style>
    <style:style style:name="P20" style:family="paragraph" style:parent-style-name="Text_20_body">
      <style:text-properties officeooo:paragraph-rsid="01c93795"/>
    </style:style>
    <style:style style:name="P21" style:family="paragraph" style:parent-style-name="Text_20_body">
      <style:text-properties officeooo:paragraph-rsid="00276cca"/>
    </style:style>
    <style:style style:name="P22" style:family="paragraph" style:parent-style-name="Text_20_body">
      <style:text-properties fo:font-weight="normal" officeooo:rsid="006b168b" officeooo:paragraph-rsid="01c93795" style:font-weight-asian="normal" style:font-weight-complex="normal"/>
    </style:style>
    <style:style style:name="P23" style:family="paragraph" style:parent-style-name="Text_20_body">
      <style:text-properties officeooo:rsid="0072684b" officeooo:paragraph-rsid="0072684b"/>
    </style:style>
    <style:style style:name="P24" style:family="paragraph" style:parent-style-name="Text_20_body">
      <style:text-properties officeooo:rsid="0072684b" officeooo:paragraph-rsid="0218730b"/>
    </style:style>
    <style:style style:name="P25" style:family="paragraph" style:parent-style-name="Text_20_body">
      <style:text-properties officeooo:rsid="0072684b" officeooo:paragraph-rsid="021a4dc4"/>
    </style:style>
    <style:style style:name="P26" style:family="paragraph" style:parent-style-name="Text_20_body">
      <style:text-properties officeooo:paragraph-rsid="020618a9"/>
    </style:style>
    <style:style style:name="P27" style:family="paragraph" style:parent-style-name="Text_20_body">
      <style:text-properties officeooo:paragraph-rsid="0218730b"/>
    </style:style>
    <style:style style:name="P28" style:family="paragraph" style:parent-style-name="Text_20_body">
      <style:text-properties officeooo:paragraph-rsid="021a4dc4"/>
    </style:style>
    <style:style style:name="P29" style:family="paragraph" style:parent-style-name="Title">
      <style:text-properties officeooo:rsid="001feb86" officeooo:paragraph-rsid="001feb86"/>
    </style:style>
    <style:style style:name="P30" style:family="paragraph" style:parent-style-name="Standard">
      <style:text-properties fo:font-style="italic" style:text-underline-style="solid" style:text-underline-width="auto" style:text-underline-color="font-color" fo:font-weight="normal" officeooo:rsid="020f0405" officeooo:paragraph-rsid="020f0405" style:font-style-asian="italic" style:font-weight-asian="normal" style:font-style-complex="italic" style:font-weight-complex="normal"/>
    </style:style>
    <style:style style:name="P31" style:family="paragraph" style:parent-style-name="Standard">
      <style:text-properties fo:font-weight="normal" officeooo:rsid="020d55b1" style:font-weight-asian="normal" style:font-weight-complex="normal"/>
    </style:style>
    <style:style style:name="P32" style:family="paragraph" style:parent-style-name="Standard">
      <style:text-properties fo:font-weight="normal" officeooo:rsid="020d55b1" officeooo:paragraph-rsid="021fd23b" style:font-weight-asian="normal" style:font-weight-complex="normal"/>
    </style:style>
    <style:style style:name="P33" style:family="paragraph" style:parent-style-name="Standard">
      <style:text-properties officeooo:paragraph-rsid="0025f88a"/>
    </style:style>
    <style:style style:name="P34" style:family="paragraph" style:parent-style-name="Text_20_body">
      <style:text-properties fo:font-weight="normal" officeooo:rsid="01bad092" officeooo:paragraph-rsid="02066fe1" style:font-weight-asian="normal" style:font-weight-complex="normal"/>
    </style:style>
    <style:style style:name="P35" style:family="paragraph" style:parent-style-name="Text_20_body">
      <style:text-properties fo:font-weight="normal" officeooo:rsid="01bad092" officeooo:paragraph-rsid="020618a9" style:font-weight-asian="normal" style:font-weight-complex="normal"/>
    </style:style>
    <style:style style:name="P36" style:family="paragraph" style:parent-style-name="Text_20_body" style:list-style-name="L1"/>
    <style:style style:name="P37" style:family="paragraph" style:parent-style-name="Text_20_body" style:list-style-name="L1">
      <style:text-properties officeooo:paragraph-rsid="02223541"/>
    </style:style>
    <style:style style:name="P38" style:family="paragraph" style:parent-style-name="Text_20_body" style:list-style-name="L1">
      <style:text-properties officeooo:rsid="02223541" officeooo:paragraph-rsid="02223541"/>
    </style:style>
    <style:style style:name="P39" style:family="paragraph" style:parent-style-name="Text_20_body" style:list-style-name="L2"/>
    <style:style style:name="P40" style:family="paragraph" style:parent-style-name="Text_20_body" style:list-style-name="L2">
      <style:text-properties officeooo:rsid="0224c5a9" officeooo:paragraph-rsid="0224c5a9"/>
    </style:style>
    <style:style style:name="P41" style:family="paragraph" style:parent-style-name="Text_20_body" style:list-style-name="L3"/>
    <style:style style:name="P42" style:family="paragraph" style:parent-style-name="Text_20_body" style:list-style-name="L3">
      <style:text-properties officeooo:rsid="0229650b" officeooo:paragraph-rsid="0229650b"/>
    </style:style>
    <style:style style:name="P43" style:family="paragraph" style:parent-style-name="Text_20_body" style:list-style-name="L3">
      <style:text-properties officeooo:rsid="022a68bd" officeooo:paragraph-rsid="022a68bd"/>
    </style:style>
    <style:style style:name="P44" style:family="paragraph" style:parent-style-name="Text_20_body" style:list-style-name="L4"/>
    <style:style style:name="P45" style:family="paragraph" style:parent-style-name="Text_20_body" style:list-style-name="L4">
      <style:text-properties officeooo:rsid="022d2fad" officeooo:paragraph-rsid="022d2fad"/>
    </style:style>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7">
      <style:text-properties officeooo:paragraph-rsid="0236b228"/>
    </style:style>
    <style:style style:name="P50" style:family="paragraph" style:parent-style-name="Text_20_body" style:list-style-name="L7">
      <style:text-properties officeooo:rsid="023bc8f8" officeooo:paragraph-rsid="023bc8f8"/>
    </style:style>
    <style:style style:name="P51" style:family="paragraph" style:parent-style-name="Text_20_body" style:list-style-name="L8"/>
    <style:style style:name="P52" style:family="paragraph" style:parent-style-name="Text_20_body" style:list-style-name="L8">
      <style:text-properties officeooo:rsid="024b87d5" officeooo:paragraph-rsid="024b87d5"/>
    </style:style>
    <style:style style:name="P53"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normal" officeooo:rsid="0025950b" style:font-weight-asian="normal" style:font-weight-complex="normal"/>
    </style:style>
    <style:style style:name="T3" style:family="text">
      <style:text-properties fo:font-weight="normal" officeooo:rsid="001feb86" style:font-weight-asian="normal" style:font-weight-complex="normal"/>
    </style:style>
    <style:style style:name="T4" style:family="text">
      <style:text-properties fo:font-weight="normal" officeooo:rsid="0094164b" style:font-weight-asian="normal" style:font-weight-complex="normal"/>
    </style:style>
    <style:style style:name="T5" style:family="text">
      <style:text-properties fo:font-weight="normal" officeooo:rsid="01af409e" style:font-weight-asian="normal" style:font-weight-complex="normal"/>
    </style:style>
    <style:style style:name="T6" style:family="text">
      <style:text-properties fo:font-weight="normal" officeooo:rsid="021477d3" style:font-weight-asian="normal" style:font-weight-complex="normal"/>
    </style:style>
    <style:style style:name="T7" style:family="text">
      <style:text-properties fo:font-weight="normal" officeooo:rsid="0216001e" style:font-weight-asian="normal" style:font-weight-complex="normal"/>
    </style:style>
    <style:style style:name="T8" style:family="text">
      <style:text-properties fo:font-weight="normal" officeooo:rsid="0260f881"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feb86" style:font-weight-asian="bold" style:font-weight-complex="bold"/>
    </style:style>
    <style:style style:name="T11" style:family="text">
      <style:text-properties fo:font-weight="bold" officeooo:rsid="020d55b1" style:font-weight-asian="bold" style:font-weight-complex="bold"/>
    </style:style>
    <style:style style:name="T12" style:family="text">
      <style:text-properties fo:font-weight="bold" officeooo:rsid="025fe630" style:font-weight-asian="bold" style:font-weight-complex="bold"/>
    </style:style>
    <style:style style:name="T13" style:family="text">
      <style:text-properties fo:font-weight="bold" officeooo:rsid="0265b5fe" style:font-weight-asian="bold" style:font-weight-complex="bold"/>
    </style:style>
    <style:style style:name="T14" style:family="text">
      <style:text-properties officeooo:rsid="01ae4f0b"/>
    </style:style>
    <style:style style:name="T15" style:family="text">
      <style:text-properties officeooo:rsid="006b168b"/>
    </style:style>
    <style:style style:name="T16" style:family="text">
      <style:text-properties officeooo:rsid="020539d7"/>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solid" style:text-underline-width="auto" style:text-underline-color="font-color" officeooo:rsid="020fdcff" style:font-style-asian="italic" style:font-style-complex="italic"/>
    </style:style>
    <style:style style:name="T19" style:family="text">
      <style:text-properties officeooo:rsid="0218730b"/>
    </style:style>
    <style:style style:name="T20" style:family="text">
      <style:text-properties officeooo:rsid="02189b43"/>
    </style:style>
    <style:style style:name="T21" style:family="text">
      <style:text-properties officeooo:rsid="021c3a9c"/>
    </style:style>
    <style:style style:name="T22" style:family="text">
      <style:text-properties officeooo:rsid="02223541"/>
    </style:style>
    <style:style style:name="T23" style:family="text">
      <style:text-properties officeooo:rsid="022406f9"/>
    </style:style>
    <style:style style:name="T24" style:family="text">
      <style:text-properties officeooo:rsid="0224c5a9"/>
    </style:style>
    <style:style style:name="T25" style:family="text">
      <style:text-properties officeooo:rsid="02271a61"/>
    </style:style>
    <style:style style:name="T26" style:family="text">
      <style:text-properties officeooo:rsid="02286b35"/>
    </style:style>
    <style:style style:name="T27" style:family="text">
      <style:text-properties officeooo:rsid="0229650b"/>
    </style:style>
    <style:style style:name="T28" style:family="text">
      <style:text-properties officeooo:rsid="022a68bd"/>
    </style:style>
    <style:style style:name="T29" style:family="text">
      <style:text-properties officeooo:rsid="022bde30"/>
    </style:style>
    <style:style style:name="T30" style:family="text">
      <style:text-properties officeooo:rsid="022d2fad"/>
    </style:style>
    <style:style style:name="T31" style:family="text">
      <style:text-properties officeooo:rsid="022fd87d"/>
    </style:style>
    <style:style style:name="T32" style:family="text">
      <style:text-properties officeooo:rsid="02319c44"/>
    </style:style>
    <style:style style:name="T33" style:family="text">
      <style:text-properties officeooo:rsid="0236b228"/>
    </style:style>
    <style:style style:name="T34" style:family="text">
      <style:text-properties officeooo:rsid="02386c67"/>
    </style:style>
    <style:style style:name="T35" style:family="text">
      <style:text-properties officeooo:rsid="0239fd14"/>
    </style:style>
    <style:style style:name="T36" style:family="text">
      <style:text-properties officeooo:rsid="023b7824"/>
    </style:style>
    <style:style style:name="T37" style:family="text">
      <style:text-properties officeooo:rsid="023bc8f8"/>
    </style:style>
    <style:style style:name="T38" style:family="text">
      <style:text-properties officeooo:rsid="023fc74b"/>
    </style:style>
    <style:style style:name="T39" style:family="text">
      <style:text-properties officeooo:rsid="024aead7"/>
    </style:style>
    <style:style style:name="T40" style:family="text">
      <style:text-properties officeooo:rsid="024b87d5"/>
    </style:style>
    <style:style style:name="T41" style:family="text">
      <style:text-properties officeooo:rsid="0250e06c"/>
    </style:style>
    <style:style style:name="T42" style:family="text">
      <style:text-properties officeooo:rsid="0259f3f7"/>
    </style:style>
    <style:style style:name="T43" style:family="text">
      <style:text-properties officeooo:rsid="0259f83e"/>
    </style:style>
    <style:style style:name="T44" style:family="text">
      <style:text-properties officeooo:rsid="025b7aa8"/>
    </style:style>
    <style:style style:name="T45" style:family="text">
      <style:text-properties officeooo:rsid="025d2ae6"/>
    </style:style>
    <style:style style:name="T46" style:family="text">
      <style:text-properties officeooo:rsid="026c2984"/>
    </style:style>
    <style:style style:name="T47" style:family="text">
      <style:text-properties officeooo:rsid="0271ab6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ATA STRUCTURES LAB</text:p>
      <text:p text:style-name="P1">AMAL NATH M</text:p>
      <text:p text:style-name="P1">R3 11</text:p>
      <text:p text:style-name="P1"/>
      <text:p text:style-name="P10">EXPERIMENT <text:span text:style-name="T14">1</text:span><text:span text:style-name="T16">2</text:span></text:p>
      <text:p text:style-name="P11"/>
      <text:p text:style-name="P26"><text:span text:style-name="T10">AIM </text:span><text:span text:style-name="T3">:- </text:span></text:p>
      <text:p text:style-name="P34">1. Create a text file containing the name, height, weight of the students in a class. Perform Quick sort and Merge sort on this data and store the resultant data in two separate files. Also write the time taken by the two sorting methods into the respective files. Eg. Sony Mathew 5.5 60 Arun Sajeev 5.7 58 Rajesh Kumar 6.1 70</text:p>
      <text:p text:style-name="P35">2. Write a program to sort a set of numbers using Heap sort and find a particular number from the sorted set using Binary Search.</text:p>
      <text:p text:style-name="P15"/>
      <text:p text:style-name="P18"><text:span text:style-name="T10">DATA STRUCTURE</text:span><text:span text:style-name="T13">S</text:span><text:span text:style-name="T10"> USED </text:span><text:span text:style-name="T3">:-</text:span><text:span text:style-name="T4"> </text:span><text:span text:style-name="T5">ARRAY</text:span><text:span text:style-name="T2"> </text:span><text:span text:style-name="T8">and HEAP are</text:span><text:span text:style-name="T2"> the data structure</text:span><text:span text:style-name="T8">s</text:span><text:span text:style-name="T2"> used.</text:span></text:p>
      <text:p text:style-name="P12"/>
      <text:p text:style-name="P11"><text:span text:style-name="T9">ALGORITHM</text:span><text:span text:style-name="T12">S</text:span><text:span text:style-name="T1"> :- </text:span></text:p>
      <text:p text:style-name="P20"><text:span text:style-name="T15">Algorithm </text:span><text:span text:style-name="T19">Partition</text:span><text:span text:style-name="T24">(A, p, r)</text:span></text:p>
      <text:p text:style-name="P17">START</text:p>
      <text:list xml:id="list1210236097" text:style-name="L1">
        <text:list-item>
          <text:p text:style-name="P37">x = <text:span text:style-name="T22">A[r]</text:span></text:p>
        </text:list-item>
        <text:list-item>
          <text:p text:style-name="P37">i = p-1</text:p>
        </text:list-item>
        <text:list-item>
          <text:p text:style-name="P37">for j = p <text:span text:style-name="T22">to </text:span>r</text:p>
        </text:list-item>
        <text:list-item>
          <text:p text:style-name="P37"><text:s/><text:tab/><text:span text:style-name="T22">i</text:span>f <text:span text:style-name="T23">(</text:span><text:span text:style-name="T22">A[j]</text:span> &lt;= x<text:span text:style-name="T23">)</text:span></text:p>
        </text:list-item>
        <text:list-item>
          <text:p text:style-name="P36"><text:tab/><text:tab/>i <text:span text:style-name="T22">= i+1</text:span></text:p>
        </text:list-item>
        <text:list-item>
          <text:p text:style-name="P36"><text:tab/><text:tab/>if <text:span text:style-name="T22">(</text:span>i != j<text:span text:style-name="T22">)</text:span></text:p>
        </text:list-item>
        <text:list-item>
          <text:p text:style-name="P36"><text:s/><text:tab/><text:tab/><text:tab/><text:span text:style-name="T22">swap A[i] and A[j]</text:span></text:p>
        </text:list-item>
        <text:list-item>
          <text:p text:style-name="P36"><text:s/><text:tab/><text:tab/><text:span text:style-name="T22">endif</text:span></text:p>
        </text:list-item>
        <text:list-item>
          <text:p text:style-name="P36"><text:tab/><text:span text:style-name="T22">endif</text:span></text:p>
        </text:list-item>
        <text:list-item>
          <text:p text:style-name="P38">endfor</text:p>
        </text:list-item>
        <text:list-item>
          <text:p text:style-name="P36">if <text:span text:style-name="T23">(</text:span>r != i+1<text:span text:style-name="T23">)</text:span></text:p>
        </text:list-item>
        <text:list-item>
          <text:p text:style-name="P36"><text:tab/><text:span text:style-name="T22">swap A</text:span>[i+1] <text:span text:style-name="T22">and A</text:span>[r]</text:p>
        </text:list-item>
        <text:list-item>
          <text:p text:style-name="P38">endif</text:p>
        </text:list-item>
        <text:list-item>
          <text:p text:style-name="P36">return i+1</text:p>
        </text:list-item>
      </text:list>
      <text:p text:style-name="P22"><text:soft-page-break/>STOP</text:p>
      <text:p text:style-name="P22"/>
      <text:p text:style-name="P19"><text:span text:style-name="T15">Algorithm </text:span><text:span text:style-name="T19">QuickSort</text:span><text:span text:style-name="T24">(A, p, r)</text:span></text:p>
      <text:p text:style-name="P16">START</text:p>
      <text:list xml:id="list2417857184" text:style-name="L2">
        <text:list-item>
          <text:p text:style-name="P39">if (p &lt; r)</text:p>
        </text:list-item>
        <text:list-item>
          <text:p text:style-name="P39"><text:s/><text:tab/>q = <text:span text:style-name="T24">P</text:span>artition(<text:span text:style-name="T24">A</text:span>, p ,r)</text:p>
        </text:list-item>
        <text:list-item>
          <text:p text:style-name="P39"><text:tab/><text:span text:style-name="T24">Q</text:span>uick<text:span text:style-name="T24">S</text:span>ort(<text:span text:style-name="T24">A</text:span>, p, q-1)</text:p>
        </text:list-item>
        <text:list-item>
          <text:p text:style-name="P39"><text:tab/><text:span text:style-name="T24">Q</text:span>uick<text:span text:style-name="T24">S</text:span>ort(<text:span text:style-name="T24">A</text:span>, q+1, r)</text:p>
        </text:list-item>
        <text:list-item>
          <text:p text:style-name="P40">endif</text:p>
        </text:list-item>
      </text:list>
      <text:p text:style-name="P16">STOP</text:p>
      <text:p text:style-name="Standard"/>
      <text:p text:style-name="Text_20_body">Algorithm <text:span text:style-name="T19">Merge</text:span><text:span text:style-name="T25">(A, p, q, r</text:span><text:span text:style-name="T26">)</text:span></text:p>
      <text:p text:style-name="Text_20_body">START</text:p>
      <text:list xml:id="list4162068509" text:style-name="L3">
        <text:list-item>
          <text:p text:style-name="P41">n1 = q - p + 1</text:p>
        </text:list-item>
        <text:list-item>
          <text:p text:style-name="P41">n2 = r - q</text:p>
        </text:list-item>
        <text:list-item>
          <text:p text:style-name="P41"><text:span text:style-name="T27">Declare </text:span>L[n1], R[n2]</text:p>
        </text:list-item>
        <text:list-item>
          <text:p text:style-name="P41">for <text:span text:style-name="T27">i = 0 till n1</text:span></text:p>
        </text:list-item>
        <text:list-item>
          <text:p text:style-name="P41"><text:tab/>L[i] = <text:span text:style-name="T27">A</text:span>[p+i]</text:p>
        </text:list-item>
        <text:list-item>
          <text:p text:style-name="P42">endfor</text:p>
        </text:list-item>
        <text:list-item>
          <text:p text:style-name="P41">for <text:span text:style-name="T27">j = 0 till n2</text:span></text:p>
        </text:list-item>
        <text:list-item>
          <text:p text:style-name="P41"><text:tab/>R[j] = <text:span text:style-name="T27">A</text:span>[q+j+1]</text:p>
        </text:list-item>
        <text:list-item>
          <text:p text:style-name="P42">endfor</text:p>
        </text:list-item>
        <text:list-item>
          <text:p text:style-name="P41">i = 0, j = 0</text:p>
        </text:list-item>
        <text:list-item>
          <text:p text:style-name="P41"><text:span text:style-name="T27">for </text:span>k = p <text:span text:style-name="T27">to</text:span> r</text:p>
        </text:list-item>
        <text:list-item>
          <text:p text:style-name="P41"><text:tab/>if <text:span text:style-name="T27">(</text:span>L[i] &lt;= R[j]<text:span text:style-name="T27">)</text:span></text:p>
        </text:list-item>
        <text:list-item>
          <text:p text:style-name="P41"><text:tab/><text:tab/><text:span text:style-name="T27">A</text:span>[k] = L[i]</text:p>
        </text:list-item>
        <text:list-item>
          <text:p text:style-name="P41"><text:tab/><text:tab/><text:span text:style-name="T27">i = i+1</text:span></text:p>
        </text:list-item>
        <text:list-item>
          <text:p text:style-name="P41"><text:tab/><text:tab/>if (i == n1)</text:p>
        </text:list-item>
        <text:list-item>
          <text:p text:style-name="P41"><text:tab/><text:tab/><text:tab/>k <text:span text:style-name="T27">= k+1</text:span></text:p>
        </text:list-item>
        <text:list-item>
          <text:p text:style-name="P41"><text:tab/><text:tab/><text:tab/>break</text:p>
        </text:list-item>
        <text:list-item>
          <text:p text:style-name="P41"><text:tab/><text:tab/><text:span text:style-name="T27">endif</text:span></text:p>
        </text:list-item>
        <text:list-item>
          <text:p text:style-name="P41"><text:tab/><text:span text:style-name="T27">else</text:span></text:p>
        </text:list-item>
        <text:list-item>
          <text:p text:style-name="P41"><text:soft-page-break/><text:tab/><text:tab/><text:span text:style-name="T27">A</text:span>[k] = R[j]</text:p>
        </text:list-item>
        <text:list-item>
          <text:p text:style-name="P41"><text:tab/><text:tab/><text:span text:style-name="T27">j = j+1</text:span></text:p>
        </text:list-item>
        <text:list-item>
          <text:p text:style-name="P41"><text:tab/><text:tab/>if <text:span text:style-name="T27">(</text:span>j == n2)</text:p>
        </text:list-item>
        <text:list-item>
          <text:p text:style-name="P41"><text:tab/><text:tab/><text:tab/>k <text:span text:style-name="T27">= k+1</text:span></text:p>
        </text:list-item>
        <text:list-item>
          <text:p text:style-name="P41"><text:tab/><text:tab/><text:tab/>break</text:p>
        </text:list-item>
        <text:list-item>
          <text:p text:style-name="P41"><text:tab/><text:tab/><text:span text:style-name="T27">endif</text:span></text:p>
        </text:list-item>
        <text:list-item>
          <text:p text:style-name="P41"><text:tab/><text:span text:style-name="T27">endif</text:span></text:p>
        </text:list-item>
        <text:list-item>
          <text:p text:style-name="P42">endfor</text:p>
        </text:list-item>
        <text:list-item>
          <text:p text:style-name="P41">while (i &lt; n1)</text:p>
        </text:list-item>
        <text:list-item>
          <text:p text:style-name="P41"><text:tab/><text:span text:style-name="T28">A</text:span>[k] = L[i]</text:p>
        </text:list-item>
        <text:list-item>
          <text:p text:style-name="P41"><text:tab/><text:span text:style-name="T28">i = i+1</text:span></text:p>
        </text:list-item>
        <text:list-item>
          <text:p text:style-name="P41"><text:s/><text:tab/><text:span text:style-name="T46">k = k+1</text:span></text:p>
        </text:list-item>
        <text:list-item>
          <text:p text:style-name="P43">endwhile</text:p>
        </text:list-item>
        <text:list-item>
          <text:p text:style-name="P41">while (j &lt; n2)</text:p>
        </text:list-item>
        <text:list-item>
          <text:p text:style-name="P41"><text:tab/><text:span text:style-name="T28">A</text:span>[k] = R[j]</text:p>
        </text:list-item>
        <text:list-item>
          <text:p text:style-name="P41"><text:tab/>j <text:span text:style-name="T28">= j+1</text:span></text:p>
        </text:list-item>
        <text:list-item>
          <text:p text:style-name="P41"><text:s/><text:tab/><text:span text:style-name="T46">k = k+</text:span><text:span text:style-name="T47">1</text:span></text:p>
        </text:list-item>
        <text:list-item>
          <text:p text:style-name="P43">endwhile</text:p>
        </text:list-item>
      </text:list>
      <text:p text:style-name="P23">STOP</text:p>
      <text:p text:style-name="P27"/>
      <text:p text:style-name="P27">Algorithm <text:span text:style-name="T19">Merge</text:span><text:span text:style-name="T20">Sort</text:span><text:span text:style-name="T29">(A, p, r)</text:span></text:p>
      <text:p text:style-name="P27">START</text:p>
      <text:list xml:id="list3611125639" text:style-name="L4">
        <text:list-item>
          <text:p text:style-name="P44">if (p &lt; r)</text:p>
        </text:list-item>
        <text:list-item>
          <text:p text:style-name="P44"><text:tab/>q = floor((p+r)/2)</text:p>
        </text:list-item>
        <text:list-item>
          <text:p text:style-name="P44"><text:tab/><text:span text:style-name="T30">M</text:span>erge<text:span text:style-name="T30">S</text:span>ort(<text:span text:style-name="T30">A</text:span>, p, q)</text:p>
        </text:list-item>
        <text:list-item>
          <text:p text:style-name="P44"><text:tab/><text:span text:style-name="T30">M</text:span>erge<text:span text:style-name="T30">S</text:span>ort(<text:span text:style-name="T30">A</text:span>, q+1, r)</text:p>
        </text:list-item>
        <text:list-item>
          <text:p text:style-name="P44"><text:tab/><text:span text:style-name="T30">M</text:span>erge(<text:span text:style-name="T30">A</text:span>, p, q, r)</text:p>
        </text:list-item>
        <text:list-item>
          <text:p text:style-name="P45">endif</text:p>
        </text:list-item>
      </text:list>
      <text:p text:style-name="P24">STOP</text:p>
      <text:p text:style-name="P28"/>
      <text:p text:style-name="P28">Algorithm <text:span text:style-name="T21">CreateHeap</text:span><text:span text:style-name="T31">(A, n)</text:span></text:p>
      <text:p text:style-name="P28">START</text:p>
      <text:list xml:id="list3431305778" text:style-name="L5">
        <text:list-item>
          <text:p text:style-name="P46"><text:soft-page-break/>i = 0<text:tab/></text:p>
        </text:list-item>
        <text:list-item>
          <text:p text:style-name="P46">while (i &lt; n)</text:p>
        </text:list-item>
        <text:list-item>
          <text:p text:style-name="P46"><text:tab/>j = i</text:p>
        </text:list-item>
        <text:list-item>
          <text:p text:style-name="P46"><text:tab/>while (j &gt; 0)</text:p>
        </text:list-item>
        <text:list-item>
          <text:p text:style-name="P46"><text:tab/><text:tab/>if (A[j] &gt; A[(j-1)/2])</text:p>
        </text:list-item>
        <text:list-item>
          <text:p text:style-name="P46"><text:tab/><text:tab/><text:tab/><text:tab/>swap <text:span text:style-name="T32">A</text:span>[j] and <text:span text:style-name="T32">A</text:span>[(j-1)/2]</text:p>
        </text:list-item>
        <text:list-item>
          <text:p text:style-name="P46"><text:tab/><text:tab/><text:tab/><text:tab/>j = (j-1)/2</text:p>
        </text:list-item>
        <text:list-item>
          <text:p text:style-name="P46"><text:tab/><text:tab/>else</text:p>
        </text:list-item>
        <text:list-item>
          <text:p text:style-name="P46"><text:tab/><text:tab/><text:tab/>break</text:p>
        </text:list-item>
        <text:list-item>
          <text:p text:style-name="P46"><text:tab/><text:tab/>endif</text:p>
        </text:list-item>
        <text:list-item>
          <text:p text:style-name="P46"><text:tab/><text:tab/>i = i+1</text:p>
        </text:list-item>
        <text:list-item>
          <text:p text:style-name="P46"><text:tab/>endwhile</text:p>
        </text:list-item>
        <text:list-item>
          <text:p text:style-name="P46">endwhile</text:p>
        </text:list-item>
      </text:list>
      <text:p text:style-name="P25">STOP</text:p>
      <text:p text:style-name="P28"/>
      <text:p text:style-name="P28">Algorithm <text:span text:style-name="T21">RemoveMax</text:span><text:span text:style-name="T31">(A, i)</text:span></text:p>
      <text:p text:style-name="P28">START</text:p>
      <text:list xml:id="list2515637004" text:style-name="L6">
        <text:list-item>
          <text:p text:style-name="P47"><text:span text:style-name="T31">swap</text:span> <text:span text:style-name="T31">A</text:span>[i] <text:span text:style-name="T31">and A</text:span>[0<text:span text:style-name="T31">]</text:span></text:p>
        </text:list-item>
      </text:list>
      <text:p text:style-name="P25">STOP</text:p>
      <text:p text:style-name="P28"/>
      <text:p text:style-name="P28">Algorithm <text:span text:style-name="T21">RebuildHeap</text:span><text:span text:style-name="T33">(A, i)</text:span></text:p>
      <text:p text:style-name="P28">START</text:p>
      <text:list xml:id="list2707051754" text:style-name="L7">
        <text:list-item>
          <text:p text:style-name="P48">if (i == 0)</text:p>
        </text:list-item>
        <text:list-item>
          <text:p text:style-name="P48"><text:tab/>return</text:p>
        </text:list-item>
        <text:list-item>
          <text:p text:style-name="P48"><text:span text:style-name="T33">endif</text:span><text:tab/></text:p>
        </text:list-item>
        <text:list-item>
          <text:p text:style-name="P49">j = 0</text:p>
        </text:list-item>
        <text:list-item>
          <text:p text:style-name="P49">while(<text:span text:style-name="T33">1</text:span>)</text:p>
        </text:list-item>
        <text:list-item>
          <text:p text:style-name="P48"><text:tab/>lc = 2 * j + 1</text:p>
        </text:list-item>
        <text:list-item>
          <text:p text:style-name="P48"><text:tab/>rc = 2 * (j + 1)</text:p>
        </text:list-item>
        <text:list-item>
          <text:p text:style-name="P48"><text:tab/>if (rc &lt;= i)</text:p>
        </text:list-item>
        <text:list-item>
          <text:p text:style-name="P48"><text:tab/><text:tab/>if(<text:span text:style-name="T33">A</text:span>[j] &lt;= <text:span text:style-name="T33">A</text:span>[lc] &amp;&amp; <text:span text:style-name="T33">A</text:span>[lc] &gt;= <text:span text:style-name="T33">A</text:span>[rc])</text:p>
        </text:list-item>
        <text:list-item>
          <text:p text:style-name="P48"><text:tab/><text:tab/><text:tab/><text:span text:style-name="T34">swap</text:span> <text:span text:style-name="T45">A</text:span>[j] <text:span text:style-name="T34">and </text:span><text:span text:style-name="T45">A</text:span>[lc]</text:p>
        </text:list-item>
        <text:list-item>
          <text:p text:style-name="P48"><text:soft-page-break/><text:tab/><text:tab/><text:tab/>j = lc</text:p>
        </text:list-item>
        <text:list-item>
          <text:p text:style-name="P48"><text:tab/><text:tab/>else if (<text:span text:style-name="T35">A</text:span>[j] &lt;= <text:span text:style-name="T35">A</text:span>[rc] &amp;&amp; <text:span text:style-name="T35">A</text:span>[rc] &gt;= <text:span text:style-name="T35">A</text:span>[lc])</text:p>
        </text:list-item>
        <text:list-item>
          <text:p text:style-name="P48"><text:tab/><text:tab/><text:tab/><text:span text:style-name="T36">swap </text:span><text:span text:style-name="T45">A</text:span>[j] <text:span text:style-name="T36">and </text:span><text:span text:style-name="T45">A</text:span>[rc]</text:p>
        </text:list-item>
        <text:list-item>
          <text:p text:style-name="P48"><text:tab/><text:tab/><text:tab/>j = rc</text:p>
        </text:list-item>
        <text:list-item>
          <text:p text:style-name="P48"><text:tab/><text:tab/>else</text:p>
        </text:list-item>
        <text:list-item>
          <text:p text:style-name="P48"><text:tab/><text:tab/><text:tab/>break</text:p>
        </text:list-item>
        <text:list-item>
          <text:p text:style-name="P48"><text:tab/>else if (lc &lt;= i)</text:p>
        </text:list-item>
        <text:list-item>
          <text:p text:style-name="P48"><text:tab/><text:tab/>if (<text:span text:style-name="T37">A</text:span>[j] &lt;= <text:span text:style-name="T37">A</text:span>[lc])</text:p>
        </text:list-item>
        <text:list-item>
          <text:p text:style-name="P48"><text:tab/><text:tab/><text:tab/><text:span text:style-name="T37">swap</text:span> <text:span text:style-name="T45">A</text:span>[j] <text:span text:style-name="T37">and </text:span><text:span text:style-name="T45">A</text:span>[lc]</text:p>
        </text:list-item>
        <text:list-item>
          <text:p text:style-name="P48"><text:tab/><text:tab/><text:tab/><text:span text:style-name="T38">break</text:span></text:p>
        </text:list-item>
        <text:list-item>
          <text:p text:style-name="P48"><text:tab/><text:tab/>else</text:p>
        </text:list-item>
        <text:list-item>
          <text:p text:style-name="P48"><text:tab/><text:tab/><text:tab/>break</text:p>
        </text:list-item>
        <text:list-item>
          <text:p text:style-name="P48"><text:tab/>else</text:p>
        </text:list-item>
        <text:list-item>
          <text:p text:style-name="P48"><text:tab/><text:tab/>break</text:p>
        </text:list-item>
        <text:list-item>
          <text:p text:style-name="P48"><text:tab/><text:span text:style-name="T37">endif</text:span></text:p>
        </text:list-item>
        <text:list-item>
          <text:p text:style-name="P50">endwhile</text:p>
        </text:list-item>
      </text:list>
      <text:p text:style-name="P25">STOP</text:p>
      <text:p text:style-name="P28"/>
      <text:p text:style-name="P28">Algorithm <text:span text:style-name="T21">HeapSort</text:span><text:span text:style-name="T39">(A, n)</text:span></text:p>
      <text:p text:style-name="P28">START</text:p>
      <text:list xml:id="list2427616693" text:style-name="L8">
        <text:list-item>
          <text:p text:style-name="P51"><text:span text:style-name="T39">C</text:span>reate<text:span text:style-name="T39">H</text:span>eap(<text:span text:style-name="T39">A</text:span>, n)</text:p>
        </text:list-item>
        <text:list-item>
          <text:p text:style-name="P51">for i = n-1 <text:span text:style-name="T40">down t</text:span><text:span text:style-name="T41">ill</text:span> <text:span text:style-name="T41">0</text:span></text:p>
        </text:list-item>
        <text:list-item>
          <text:p text:style-name="P51"><text:tab/><text:span text:style-name="T40">R</text:span>emove<text:span text:style-name="T40">M</text:span>ax(<text:span text:style-name="T40">A</text:span>, i)</text:p>
        </text:list-item>
        <text:list-item>
          <text:p text:style-name="P51"><text:tab/><text:span text:style-name="T40">R</text:span>ebuild<text:span text:style-name="T40">H</text:span>eap(<text:span text:style-name="T40">A</text:span>, i-1)</text:p>
        </text:list-item>
        <text:list-item>
          <text:p text:style-name="P52">endfor</text:p>
        </text:list-item>
      </text:list>
      <text:p text:style-name="P25">STOP</text:p>
      <text:p text:style-name="P28"/>
      <text:p text:style-name="P28">Algorithm <text:span text:style-name="T21">BinarySearch</text:span><text:span text:style-name="T42">(A, num, l, r)</text:span></text:p>
      <text:p text:style-name="P28">START</text:p>
      <text:list xml:id="list523347367" text:style-name="L9">
        <text:list-item>
          <text:p text:style-name="P53">while (l &lt;= r)</text:p>
        </text:list-item>
        <text:list-item>
          <text:p text:style-name="P53"><text:tab/>m = l + (r - l) / 2</text:p>
        </text:list-item>
        <text:list-item>
          <text:p text:style-name="P53"><text:tab/>if (<text:span text:style-name="T44">A</text:span>[m] == num)</text:p>
        </text:list-item>
        <text:list-item>
          <text:p text:style-name="P53"><text:soft-page-break/><text:tab/><text:tab/>return m</text:p>
        </text:list-item>
        <text:list-item>
          <text:p text:style-name="P53"><text:tab/>else if (<text:span text:style-name="T44">A</text:span>[m] &lt; num)</text:p>
        </text:list-item>
        <text:list-item>
          <text:p text:style-name="P53"><text:tab/><text:tab/>l = m + 1</text:p>
        </text:list-item>
        <text:list-item>
          <text:p text:style-name="P53"><text:tab/>else</text:p>
        </text:list-item>
        <text:list-item>
          <text:p text:style-name="P53"><text:tab/><text:tab/>r = m - 1</text:p>
        </text:list-item>
        <text:list-item>
          <text:p text:style-name="P53"><text:tab/><text:span text:style-name="T43">endif</text:span></text:p>
        </text:list-item>
        <text:list-item>
          <text:p text:style-name="P53">return -1</text:p>
        </text:list-item>
      </text:list>
      <text:p text:style-name="P25">STOP</text:p>
      <text:p text:style-name="P14"/>
      <text:p text:style-name="P13">PROGRAM CODE<text:span text:style-name="T1"> :- </text:span></text:p>
      <text:p text:style-name="P3">1.)</text:p>
      <text:p text:style-name="P2">#include&lt;stdio.h&gt;</text:p>
      <text:p text:style-name="P2">#include&lt;stdlib.h&gt;</text:p>
      <text:p text:style-name="P2">#include&lt;string.h&gt;</text:p>
      <text:p text:style-name="P2">#include&lt;time.h&gt;</text:p>
      <text:p text:style-name="P2">#include&lt;math.h&gt;</text:p>
      <text:p text:style-name="P2"/>
      <text:p text:style-name="P2">struct student</text:p>
      <text:p text:style-name="P2">{</text:p>
      <text:p text:style-name="P2"><text:tab/>char name[20];</text:p>
      <text:p text:style-name="P2"><text:tab/>float height;</text:p>
      <text:p text:style-name="P2"><text:tab/>float weight;</text:p>
      <text:p text:style-name="P2">};</text:p>
      <text:p text:style-name="P2"/>
      <text:p text:style-name="P2">int partition(struct student* st, int p, int r)</text:p>
      <text:p text:style-name="P2">{</text:p>
      <text:p text:style-name="P2"><text:tab/>struct student temp;</text:p>
      <text:p text:style-name="P2"><text:tab/>float x = st[r].height;</text:p>
      <text:p text:style-name="P2"><text:tab/>int i = p-1;</text:p>
      <text:p text:style-name="P2"><text:tab/>for(int j = p; j &lt; r; j++)</text:p>
      <text:p text:style-name="P2"><text:tab/><text:tab/>if(st[j].height &lt;= x)</text:p>
      <text:p text:style-name="P2"><text:tab/><text:tab/>{</text:p>
      <text:p text:style-name="P2"><text:tab/><text:tab/><text:tab/>i++;</text:p>
      <text:p text:style-name="P2"><text:tab/><text:tab/><text:tab/>if(i != j)</text:p>
      <text:p text:style-name="P2"><text:tab/><text:tab/><text:tab/>{</text:p>
      <text:p text:style-name="P2"><text:tab/><text:tab/><text:tab/><text:tab/>temp = st[i];</text:p>
      <text:p text:style-name="P2"><text:tab/><text:tab/><text:tab/><text:tab/>st[i] = st[j];</text:p>
      <text:p text:style-name="P2"><text:tab/><text:tab/><text:tab/><text:tab/>st[j] = temp;</text:p>
      <text:p text:style-name="P2"><text:tab/><text:tab/><text:tab/>}</text:p>
      <text:p text:style-name="P2"><text:tab/><text:tab/>}</text:p>
      <text:p text:style-name="P2"><text:tab/>if(r != i+1)</text:p>
      <text:p text:style-name="P2"><text:tab/>{</text:p>
      <text:p text:style-name="P2"><text:tab/><text:tab/>temp = st[i+1];</text:p>
      <text:p text:style-name="P2"><text:tab/><text:tab/>st[i+1] = st[r];</text:p>
      <text:p text:style-name="P2"><text:tab/><text:tab/>st[r] = temp;</text:p>
      <text:p text:style-name="P2"><text:tab/>}</text:p>
      <text:p text:style-name="P2"><text:soft-page-break/><text:tab/>return i+1;</text:p>
      <text:p text:style-name="P2">}</text:p>
      <text:p text:style-name="P2"/>
      <text:p text:style-name="P2">void quicksort(struct student* st, int p, int r)</text:p>
      <text:p text:style-name="P2">{</text:p>
      <text:p text:style-name="P2"><text:tab/>if(p &lt; r)</text:p>
      <text:p text:style-name="P2"><text:tab/>{</text:p>
      <text:p text:style-name="P2"><text:tab/><text:tab/>int q = partition(st, p ,r);</text:p>
      <text:p text:style-name="P2"><text:tab/><text:tab/>quicksort(st, p, q-1);</text:p>
      <text:p text:style-name="P2"><text:tab/><text:tab/>quicksort(st, q+1, r);</text:p>
      <text:p text:style-name="P2"><text:tab/>}</text:p>
      <text:p text:style-name="P2">}</text:p>
      <text:p text:style-name="P2"/>
      <text:p text:style-name="P2">void merge(struct student* st1, int p, int q, int r)</text:p>
      <text:p text:style-name="P2">{</text:p>
      <text:p text:style-name="P2"><text:tab/>int n1 = q - p + 1;</text:p>
      <text:p text:style-name="P2"><text:tab/>int n2 = r - q;</text:p>
      <text:p text:style-name="P2"><text:tab/></text:p>
      <text:p text:style-name="P2"><text:tab/>struct student L[n1], R[n2];</text:p>
      <text:p text:style-name="P2"><text:tab/></text:p>
      <text:p text:style-name="P2"><text:tab/>for(int i = 0; i &lt; n1; i++)</text:p>
      <text:p text:style-name="P2"><text:tab/><text:tab/>L[i] = st1[p+i];</text:p>
      <text:p text:style-name="P2"><text:tab/>for(int j = 0; j &lt; n2; j++)</text:p>
      <text:p text:style-name="P2"><text:tab/><text:tab/>R[j] = st1[q+j+1];</text:p>
      <text:p text:style-name="P2"><text:tab/></text:p>
      <text:p text:style-name="P2"><text:tab/>int i = 0, j = 0;</text:p>
      <text:p text:style-name="P2"><text:tab/>int k;</text:p>
      <text:p text:style-name="P2"><text:tab/></text:p>
      <text:p text:style-name="P2"><text:tab/>for(k = p; k &lt;= r; k++)</text:p>
      <text:p text:style-name="P2"><text:tab/>{</text:p>
      <text:p text:style-name="P2"><text:tab/><text:tab/>if(L[i].height &lt;= R[j].height)</text:p>
      <text:p text:style-name="P2"><text:tab/><text:tab/>{</text:p>
      <text:p text:style-name="P2"><text:tab/><text:tab/><text:tab/>st1[k] = L[i];</text:p>
      <text:p text:style-name="P2"><text:tab/><text:tab/><text:tab/>i++;</text:p>
      <text:p text:style-name="P2"><text:tab/><text:tab/><text:tab/>if(i == n1)</text:p>
      <text:p text:style-name="P2"><text:tab/><text:tab/><text:tab/>{</text:p>
      <text:p text:style-name="P2"><text:tab/><text:tab/><text:tab/><text:tab/>k++;</text:p>
      <text:p text:style-name="P2"><text:tab/><text:tab/><text:tab/><text:tab/>break;</text:p>
      <text:p text:style-name="P2"><text:tab/><text:tab/><text:tab/>}</text:p>
      <text:p text:style-name="P2"><text:tab/><text:tab/>}</text:p>
      <text:p text:style-name="P2"><text:tab/><text:tab/>else</text:p>
      <text:p text:style-name="P2"><text:tab/><text:tab/>{</text:p>
      <text:p text:style-name="P2"><text:tab/><text:tab/><text:tab/>st1[k] = R[j];</text:p>
      <text:p text:style-name="P2"><text:tab/><text:tab/><text:tab/>j++;</text:p>
      <text:p text:style-name="P2"><text:tab/><text:tab/><text:tab/>if(j == n2)</text:p>
      <text:p text:style-name="P2"><text:tab/><text:tab/><text:tab/>{</text:p>
      <text:p text:style-name="P2"><text:tab/><text:tab/><text:tab/><text:tab/>k++;</text:p>
      <text:p text:style-name="P2"><text:tab/><text:tab/><text:tab/><text:tab/>break;</text:p>
      <text:p text:style-name="P2"><text:tab/><text:tab/><text:tab/>}</text:p>
      <text:p text:style-name="P2"><text:tab/><text:tab/>}</text:p>
      <text:p text:style-name="P2"><text:tab/>}</text:p>
      <text:p text:style-name="P2"><text:tab/>while(i &lt; n1)</text:p>
      <text:p text:style-name="P2"><text:soft-page-break/><text:tab/>{</text:p>
      <text:p text:style-name="P2"><text:tab/><text:tab/>st1[k] = L[i];</text:p>
      <text:p text:style-name="P2"><text:tab/><text:tab/>i++;</text:p>
      <text:p text:style-name="P2"><text:tab/><text:tab/>k++;</text:p>
      <text:p text:style-name="P2"><text:tab/>}</text:p>
      <text:p text:style-name="P2"><text:tab/>while(j &lt; n2)</text:p>
      <text:p text:style-name="P2"><text:tab/>{</text:p>
      <text:p text:style-name="P2"><text:tab/><text:tab/>st1[k] = R[j];</text:p>
      <text:p text:style-name="P2"><text:tab/><text:tab/>j++;</text:p>
      <text:p text:style-name="P2"><text:tab/><text:tab/>k++;</text:p>
      <text:p text:style-name="P2"><text:tab/>}</text:p>
      <text:p text:style-name="P2">}</text:p>
      <text:p text:style-name="P2"/>
      <text:p text:style-name="P2">void mergesort(struct student* st1, int p, int r)</text:p>
      <text:p text:style-name="P2">{</text:p>
      <text:p text:style-name="P2"><text:tab/>if(p &lt; r)</text:p>
      <text:p text:style-name="P2"><text:tab/>{</text:p>
      <text:p text:style-name="P2"><text:tab/><text:tab/>int q = floor((p+r)/2);</text:p>
      <text:p text:style-name="P2"><text:tab/><text:tab/>mergesort(st1, p, q);</text:p>
      <text:p text:style-name="P2"><text:tab/><text:tab/>mergesort(st1, q+1, r);</text:p>
      <text:p text:style-name="P2"><text:tab/><text:tab/>merge(st1, p, q, r);</text:p>
      <text:p text:style-name="P2"><text:tab/>}</text:p>
      <text:p text:style-name="P2">}</text:p>
      <text:p text:style-name="P2"/>
      <text:p text:style-name="P2">void main()</text:p>
      <text:p text:style-name="P2">{</text:p>
      <text:p text:style-name="P2"><text:tab/>int n;</text:p>
      <text:p text:style-name="P2"><text:tab/>char c;</text:p>
      <text:p text:style-name="P2"><text:tab/></text:p>
      <text:p text:style-name="P2"><text:tab/>printf("Enter the number of students\n");</text:p>
      <text:p text:style-name="P2"><text:tab/>scanf("%d", &amp;n);</text:p>
      <text:p text:style-name="P2"><text:tab/></text:p>
      <text:p text:style-name="P2"><text:tab/>FILE *fp = fopen("Student details.txt", "w");</text:p>
      <text:p text:style-name="P2"><text:tab/>FILE *fpq = fopen("Quick student details.txt", "w");</text:p>
      <text:p text:style-name="P2"><text:tab/>FILE *fpm = fopen("Merge student details.txt", "w");</text:p>
      <text:p text:style-name="P2"><text:tab/></text:p>
      <text:p text:style-name="P2"><text:tab/>fprintf(fp, "NAME\t\tHEIGHT\tWEIGHT\n");</text:p>
      <text:p text:style-name="P2"><text:tab/>fprintf(fpq, "NAME\t\tHEIGHT\tWEIGHT\n");</text:p>
      <text:p text:style-name="P2"><text:tab/>fprintf(fpm, "NAME\t\tHEIGHT\tWEIGHT\n");</text:p>
      <text:p text:style-name="P2"><text:tab/></text:p>
      <text:p text:style-name="P2"><text:tab/>struct student* st = malloc(n * sizeof(struct student));</text:p>
      <text:p text:style-name="P2"><text:tab/></text:p>
      <text:p text:style-name="P2"><text:tab/>for(int i=0; i&lt;n; i++)</text:p>
      <text:p text:style-name="P2"><text:tab/>{</text:p>
      <text:p text:style-name="P2"><text:tab/><text:tab/>printf("\nEnter the student details\n");</text:p>
      <text:p text:style-name="P2"><text:tab/><text:tab/>printf("Name = ");</text:p>
      <text:p text:style-name="P2"><text:tab/><text:tab/>scanf("%c", &amp;c);</text:p>
      <text:p text:style-name="P2"><text:tab/><text:tab/>fgets(st[i].name, 20, stdin);</text:p>
      <text:p text:style-name="P2"><text:tab/><text:tab/>st[i].name[strlen(st[i].name) - 1] = '\0'; </text:p>
      <text:p text:style-name="P2"><text:tab/><text:tab/>printf("Height = ");</text:p>
      <text:p text:style-name="P2"><text:tab/><text:tab/>scanf("%f", &amp;st[i].height);</text:p>
      <text:p text:style-name="P2"><text:tab/><text:tab/>printf("Weight = ");</text:p>
      <text:p text:style-name="P2"><text:soft-page-break/><text:tab/><text:tab/>scanf("%f", &amp;st[i].weight);</text:p>
      <text:p text:style-name="P2"><text:tab/>}</text:p>
      <text:p text:style-name="P2"><text:tab/></text:p>
      <text:p text:style-name="P2"><text:tab/>printf("\nWriting to file...\n");</text:p>
      <text:p text:style-name="P2"><text:tab/>for(int i = 0; i &lt; n; i++)</text:p>
      <text:p text:style-name="P2"><text:tab/><text:tab/>fprintf(fp, "%s\t\t%.2f\t%.2f\n", st[i].name, st[i].height, st[i].weight);</text:p>
      <text:p text:style-name="P2"><text:tab/></text:p>
      <text:p text:style-name="P2"><text:tab/>printf("\nPerforming quick sort...\n");</text:p>
      <text:p text:style-name="P2"><text:tab/>clock_t t = clock();</text:p>
      <text:p text:style-name="P2"><text:tab/>quicksort(st, 0, n-1);</text:p>
      <text:p text:style-name="P2"><text:tab/>t = clock() - t;</text:p>
      <text:p text:style-name="P2"><text:tab/></text:p>
      <text:p text:style-name="P2"><text:tab/>for(int i = 0; i &lt; n; i++)</text:p>
      <text:p text:style-name="P2"><text:tab/><text:tab/>fprintf(fpq, "%s\t\t%.2f\t%.2f\n", st[i].name, st[i].height, st[i].weight);</text:p>
      <text:p text:style-name="P2"><text:tab/>fprintf(fpq, "\nTime taken = %lf", (double) t / CLOCKS_PER_SEC);</text:p>
      <text:p text:style-name="P2"><text:tab/></text:p>
      <text:p text:style-name="P2"><text:tab/>for(int i = 0; i &lt; n; i++)</text:p>
      <text:p text:style-name="P2"><text:tab/><text:tab/>fscanf(fp, "%s\t\t%f\t%f\n", st[i].name, &amp;st[i].height, &amp;st[i].weight);</text:p>
      <text:p text:style-name="P2"><text:tab/></text:p>
      <text:p text:style-name="P2"><text:tab/>printf("\nPerforming merge sort...\n");</text:p>
      <text:p text:style-name="P2"><text:tab/>t = clock();</text:p>
      <text:p text:style-name="P2"><text:tab/>mergesort(st, 0, n-1);</text:p>
      <text:p text:style-name="P2"><text:tab/>t = clock() - t;</text:p>
      <text:p text:style-name="P2"><text:tab/></text:p>
      <text:p text:style-name="P2"><text:tab/>for(int i = 0; i &lt; n; i++)</text:p>
      <text:p text:style-name="P2"><text:tab/><text:tab/>fprintf(fpm, "%s\t\t%.2f\t%.2f\n", st[i].name, st[i].height, st[i].weight);</text:p>
      <text:p text:style-name="P2"><text:tab/>fprintf(fpm, "\nTime taken = %lf", (double) t / CLOCKS_PER_SEC);</text:p>
      <text:p text:style-name="P2"><text:tab/>printf("\nWrite successful.\n\n");</text:p>
      <text:p text:style-name="P2">}</text:p>
      <text:p text:style-name="P2"/>
      <text:p text:style-name="P2"/>
      <text:p text:style-name="P5">2.)</text:p>
      <text:p text:style-name="Standard">#include&lt;stdio.h&gt;</text:p>
      <text:p text:style-name="Standard">#include&lt;stdlib.h&gt;</text:p>
      <text:p text:style-name="Standard"/>
      <text:p text:style-name="Standard">void createheap(int* arr, int n)</text:p>
      <text:p text:style-name="Standard">{</text:p>
      <text:p text:style-name="Standard"><text:tab/>int i = 0, temp, j;</text:p>
      <text:p text:style-name="Standard"><text:tab/></text:p>
      <text:p text:style-name="Standard"><text:tab/>while(i &lt; n)</text:p>
      <text:p text:style-name="Standard"><text:tab/>{</text:p>
      <text:p text:style-name="Standard"><text:tab/><text:tab/>j = i;</text:p>
      <text:p text:style-name="Standard"><text:tab/><text:tab/></text:p>
      <text:p text:style-name="Standard"><text:tab/><text:tab/>while(j &gt; 0)</text:p>
      <text:p text:style-name="Standard"><text:tab/><text:tab/>{</text:p>
      <text:p text:style-name="Standard"><text:tab/><text:tab/><text:tab/>if(arr[j] &gt; arr[(j-1)/2])</text:p>
      <text:p text:style-name="Standard"><text:tab/><text:tab/><text:tab/>{</text:p>
      <text:p text:style-name="Standard"><text:tab/><text:tab/><text:tab/><text:tab/>temp = arr[j];</text:p>
      <text:p text:style-name="Standard"><text:tab/><text:tab/><text:tab/><text:tab/>arr[j] = arr[(j-1)/2];</text:p>
      <text:p text:style-name="Standard"><text:tab/><text:tab/><text:tab/><text:tab/>arr[(j-1)/2] = temp;</text:p>
      <text:p text:style-name="Standard"><text:tab/><text:tab/><text:tab/><text:tab/>j = (j-1)/2;</text:p>
      <text:p text:style-name="Standard"><text:tab/><text:tab/><text:tab/>}</text:p>
      <text:p text:style-name="Standard"><text:soft-page-break/><text:tab/><text:tab/><text:tab/>else</text:p>
      <text:p text:style-name="Standard"><text:tab/><text:tab/><text:tab/><text:tab/>break;</text:p>
      <text:p text:style-name="Standard"><text:tab/><text:tab/>}</text:p>
      <text:p text:style-name="Standard"><text:tab/><text:tab/>i++;</text:p>
      <text:p text:style-name="Standard"><text:tab/>}</text:p>
      <text:p text:style-name="Standard">}</text:p>
      <text:p text:style-name="Standard"/>
      <text:p text:style-name="Standard">void removemax(int* arr, int i)</text:p>
      <text:p text:style-name="Standard">{</text:p>
      <text:p text:style-name="Standard"><text:tab/>int temp = arr[i];</text:p>
      <text:p text:style-name="Standard"><text:tab/>arr[i] = arr[0];</text:p>
      <text:p text:style-name="Standard"><text:tab/>arr[0] = temp;</text:p>
      <text:p text:style-name="Standard">}</text:p>
      <text:p text:style-name="Standard"/>
      <text:p text:style-name="Standard">void rebuildheap(int* arr, int i)</text:p>
      <text:p text:style-name="Standard">{</text:p>
      <text:p text:style-name="Standard"><text:tab/>if(i == 0)</text:p>
      <text:p text:style-name="Standard"><text:tab/><text:tab/>return;</text:p>
      <text:p text:style-name="Standard"><text:tab/></text:p>
      <text:p text:style-name="Standard"><text:tab/>int j = 0, temp, lc, rc;</text:p>
      <text:p text:style-name="Standard"><text:tab/></text:p>
      <text:p text:style-name="Standard"><text:tab/>while(1)</text:p>
      <text:p text:style-name="Standard"><text:tab/>{</text:p>
      <text:p text:style-name="Standard"><text:tab/><text:tab/>lc = 2 * j + 1;</text:p>
      <text:p text:style-name="Standard"><text:tab/><text:tab/>rc = 2 * (j + 1);</text:p>
      <text:p text:style-name="Standard"><text:tab/><text:tab/></text:p>
      <text:p text:style-name="Standard"><text:tab/><text:tab/>if(rc &lt;= i)</text:p>
      <text:p text:style-name="Standard"><text:tab/><text:tab/>{</text:p>
      <text:p text:style-name="Standard"><text:tab/><text:tab/><text:tab/>if(arr[j] &lt;= arr[lc] &amp;&amp; arr[lc] &gt;= arr[rc])</text:p>
      <text:p text:style-name="Standard"><text:tab/><text:tab/><text:tab/>{</text:p>
      <text:p text:style-name="Standard"><text:tab/><text:tab/><text:tab/><text:tab/>temp = arr[j];</text:p>
      <text:p text:style-name="Standard"><text:tab/><text:tab/><text:tab/><text:tab/>arr[j] = arr[lc];</text:p>
      <text:p text:style-name="Standard"><text:tab/><text:tab/><text:tab/><text:tab/>arr[lc] = temp;</text:p>
      <text:p text:style-name="Standard"><text:tab/><text:tab/><text:tab/><text:tab/>j = lc;</text:p>
      <text:p text:style-name="Standard"><text:tab/><text:tab/><text:tab/>}</text:p>
      <text:p text:style-name="Standard"><text:tab/><text:tab/><text:tab/>else if(arr[j] &lt;= arr[rc] &amp;&amp; arr[rc] &gt;= arr[lc])</text:p>
      <text:p text:style-name="Standard"><text:tab/><text:tab/><text:tab/>{</text:p>
      <text:p text:style-name="Standard"><text:tab/><text:tab/><text:tab/><text:tab/>temp = arr[j];</text:p>
      <text:p text:style-name="Standard"><text:tab/><text:tab/><text:tab/><text:tab/>arr[j] = arr[rc];</text:p>
      <text:p text:style-name="Standard"><text:tab/><text:tab/><text:tab/><text:tab/>arr[rc] = temp;</text:p>
      <text:p text:style-name="Standard"><text:tab/><text:tab/><text:tab/><text:tab/>j = rc;</text:p>
      <text:p text:style-name="Standard"><text:tab/><text:tab/><text:tab/>}</text:p>
      <text:p text:style-name="Standard"><text:tab/><text:tab/><text:tab/>else</text:p>
      <text:p text:style-name="Standard"><text:tab/><text:tab/><text:tab/><text:tab/>break;</text:p>
      <text:p text:style-name="Standard"><text:tab/><text:tab/>}</text:p>
      <text:p text:style-name="Standard"><text:tab/><text:tab/>else if(lc &lt;= i)</text:p>
      <text:p text:style-name="Standard"><text:tab/><text:tab/>{</text:p>
      <text:p text:style-name="Standard"><text:tab/><text:tab/><text:tab/>if(arr[j] &lt;= arr[lc])</text:p>
      <text:p text:style-name="Standard"><text:tab/><text:tab/><text:tab/>{</text:p>
      <text:p text:style-name="Standard"><text:tab/><text:tab/><text:tab/><text:tab/>temp = arr[j];</text:p>
      <text:p text:style-name="Standard"><text:tab/><text:tab/><text:tab/><text:tab/>arr[j] = arr[lc];</text:p>
      <text:p text:style-name="Standard"><text:tab/><text:tab/><text:tab/><text:tab/>arr[lc] = temp;</text:p>
      <text:p text:style-name="Standard"><text:soft-page-break/><text:tab/><text:tab/><text:tab/><text:tab/>break;</text:p>
      <text:p text:style-name="Standard"><text:tab/><text:tab/><text:tab/>}</text:p>
      <text:p text:style-name="Standard"><text:tab/><text:tab/><text:tab/>else</text:p>
      <text:p text:style-name="Standard"><text:tab/><text:tab/><text:tab/><text:tab/>break;</text:p>
      <text:p text:style-name="Standard"><text:tab/><text:tab/>}</text:p>
      <text:p text:style-name="Standard"><text:tab/><text:tab/>else</text:p>
      <text:p text:style-name="Standard"><text:tab/><text:tab/><text:tab/>break;</text:p>
      <text:p text:style-name="Standard"><text:tab/>}</text:p>
      <text:p text:style-name="Standard">}</text:p>
      <text:p text:style-name="Standard"/>
      <text:p text:style-name="Standard">void heapsort(int* arr, int n)</text:p>
      <text:p text:style-name="Standard">{</text:p>
      <text:p text:style-name="Standard"><text:tab/>createheap(arr, n);</text:p>
      <text:p text:style-name="Standard"><text:tab/>for(int i = n-1; i &gt; 0; i--)</text:p>
      <text:p text:style-name="Standard"><text:tab/>{</text:p>
      <text:p text:style-name="Standard"><text:tab/><text:tab/>removemax(arr, i);</text:p>
      <text:p text:style-name="Standard"><text:tab/><text:tab/>rebuildheap(arr, i-1);</text:p>
      <text:p text:style-name="Standard"><text:tab/>}</text:p>
      <text:p text:style-name="Standard">}</text:p>
      <text:p text:style-name="Standard"/>
      <text:p text:style-name="Standard">int binarysearch(int* arr, int num, int l, int r)</text:p>
      <text:p text:style-name="Standard">{</text:p>
      <text:p text:style-name="Standard"><text:tab/>while(l &lt;= r)</text:p>
      <text:p text:style-name="Standard"><text:tab/>{</text:p>
      <text:p text:style-name="Standard"><text:tab/><text:tab/>int m = l + (r - l) / 2;<text:tab/>//For small size, (l + r) / 2</text:p>
      <text:p text:style-name="Standard"><text:tab/><text:tab/></text:p>
      <text:p text:style-name="Standard"><text:tab/><text:tab/>if(arr[m] == num)</text:p>
      <text:p text:style-name="Standard"><text:tab/><text:tab/><text:tab/>return m;</text:p>
      <text:p text:style-name="Standard"><text:tab/><text:tab/>else if(arr[m] &lt; num)</text:p>
      <text:p text:style-name="Standard"><text:tab/><text:tab/><text:tab/>l = m + 1;</text:p>
      <text:p text:style-name="Standard"><text:tab/><text:tab/>else</text:p>
      <text:p text:style-name="Standard"><text:tab/><text:tab/><text:tab/>r = m - 1;</text:p>
      <text:p text:style-name="Standard"><text:tab/>}</text:p>
      <text:p text:style-name="Standard"><text:tab/>return -1;</text:p>
      <text:p text:style-name="Standard">}</text:p>
      <text:p text:style-name="Standard"/>
      <text:p text:style-name="Standard">void main()</text:p>
      <text:p text:style-name="Standard">{</text:p>
      <text:p text:style-name="Standard"><text:tab/>int n, num;</text:p>
      <text:p text:style-name="Standard"><text:tab/></text:p>
      <text:p text:style-name="Standard"><text:tab/>printf("Enter the array size\n");</text:p>
      <text:p text:style-name="Standard"><text:tab/>scanf("%d", &amp;n);</text:p>
      <text:p text:style-name="Standard"><text:tab/></text:p>
      <text:p text:style-name="Standard"><text:tab/>int* arr = malloc(n * sizeof(int));</text:p>
      <text:p text:style-name="Standard"><text:tab/></text:p>
      <text:p text:style-name="Standard"><text:tab/>printf("Enter the elements\n");</text:p>
      <text:p text:style-name="Standard"><text:tab/>for(int i = 0; i &lt; n; i++)</text:p>
      <text:p text:style-name="Standard"><text:tab/><text:tab/>scanf("%d", &amp;arr[i]);</text:p>
      <text:p text:style-name="Standard"><text:tab/></text:p>
      <text:p text:style-name="Standard"><text:tab/>heapsort(arr, n);</text:p>
      <text:p text:style-name="Standard"><text:tab/></text:p>
      <text:p text:style-name="Standard"><text:tab/>printf("\nThe sorted array: ");</text:p>
      <text:p text:style-name="Standard"><text:soft-page-break/><text:tab/>for(int i = 0; i &lt; n; i++)</text:p>
      <text:p text:style-name="Standard"><text:tab/><text:tab/>printf("%d ", arr[i]);</text:p>
      <text:p text:style-name="Standard"><text:tab/>printf("\n");</text:p>
      <text:p text:style-name="Standard"><text:tab/></text:p>
      <text:p text:style-name="Standard"><text:tab/>while(1)</text:p>
      <text:p text:style-name="Standard"><text:tab/>{</text:p>
      <text:p text:style-name="Standard"><text:tab/><text:tab/>printf("\nEnter the number to search (Enter -1 to exit)\n");</text:p>
      <text:p text:style-name="Standard"><text:tab/><text:tab/>scanf("%d", &amp;num);</text:p>
      <text:p text:style-name="Standard"><text:tab/><text:tab/></text:p>
      <text:p text:style-name="Standard"><text:tab/><text:tab/>if(num == -1)</text:p>
      <text:p text:style-name="Standard"><text:tab/><text:tab/><text:tab/>break;</text:p>
      <text:p text:style-name="Standard"><text:tab/><text:tab/></text:p>
      <text:p text:style-name="Standard"><text:tab/><text:tab/>int index = binarysearch(arr, num, 0, n);</text:p>
      <text:p text:style-name="Standard"><text:tab/><text:tab/>if(index != -1)</text:p>
      <text:p text:style-name="Standard"><text:tab/><text:tab/><text:tab/>printf("%d found at index %d\n", num, index);</text:p>
      <text:p text:style-name="Standard"><text:tab/><text:tab/>else</text:p>
      <text:p text:style-name="Standard"><text:tab/><text:tab/><text:tab/>printf("Search unsuccessful!\n");</text:p>
      <text:p text:style-name="Standard"><text:tab/>}</text:p>
      <text:p text:style-name="Standard">}</text:p>
      <text:p text:style-name="Text_20_body"/>
      <text:p text:style-name="P21"><text:span text:style-name="T10">SAMPLE OUTPUT</text:span><text:span text:style-name="T11">S</text:span><text:span text:style-name="T10"> </text:span><text:span text:style-name="T3">:-</text:span></text:p>
      <text:p text:style-name="P4">1.)</text:p>
      <text:p text:style-name="P6">Enter the number of students</text:p>
      <text:p text:style-name="P6">3</text:p>
      <text:p text:style-name="P6"/>
      <text:p text:style-name="P6">Enter the student details</text:p>
      <text:p text:style-name="P6">Name = Amal</text:p>
      <text:p text:style-name="P6">Height = 156.555</text:p>
      <text:p text:style-name="P6">Weight = 45</text:p>
      <text:p text:style-name="P6"/>
      <text:p text:style-name="P6">Enter the student details</text:p>
      <text:p text:style-name="P6">Name = Vishnu</text:p>
      <text:p text:style-name="P6">Height = 123.54</text:p>
      <text:p text:style-name="P6">Weight = 34</text:p>
      <text:p text:style-name="P6"/>
      <text:p text:style-name="P6">Enter the student details</text:p>
      <text:p text:style-name="P6">Name = Arjun</text:p>
      <text:p text:style-name="P6">Height = 156.34</text:p>
      <text:p text:style-name="P6">Weight = 56</text:p>
      <text:p text:style-name="P6"/>
      <text:p text:style-name="P6">Writing to file...</text:p>
      <text:p text:style-name="P6"/>
      <text:p text:style-name="P6">Performing quick sort...</text:p>
      <text:p text:style-name="P6"/>
      <text:p text:style-name="P6">Performing merge sort...</text:p>
      <text:p text:style-name="P6"/>
      <text:p text:style-name="P6">Write successful.</text:p>
      <text:p text:style-name="P6"/>
      <text:p text:style-name="P30">Student details.txt</text:p>
      <text:p text:style-name="P8">NAME<text:tab/><text:tab/>HEIGHT<text:tab/>WEIGHT</text:p>
      <text:p text:style-name="P8">Amal<text:tab/><text:tab/>156.55<text:tab/><text:tab/>45.00</text:p>
      <text:p text:style-name="P8"><text:soft-page-break/>Vishnu<text:tab/><text:tab/>123.54<text:tab/><text:tab/>34.00</text:p>
      <text:p text:style-name="P8">Arjun<text:tab/><text:tab/>156.34<text:tab/><text:tab/>56.00</text:p>
      <text:p text:style-name="P4"/>
      <text:p text:style-name="P9"><text:span text:style-name="T18">Quick s</text:span><text:span text:style-name="T17">tudent details.txt</text:span></text:p>
      <text:p text:style-name="P7">NAME<text:tab/><text:tab/>HEIGHT<text:tab/>WEIGHT</text:p>
      <text:p text:style-name="P7">Vishnu<text:tab/><text:tab/>123.54<text:tab/><text:tab/>34.00</text:p>
      <text:p text:style-name="P7">Arjun<text:tab/><text:tab/>156.34<text:tab/><text:tab/>56.00</text:p>
      <text:p text:style-name="P7">Amal<text:tab/><text:tab/>156.55<text:tab/><text:tab/>45.00</text:p>
      <text:p text:style-name="P7"/>
      <text:p text:style-name="P7">Time taken = 0.000002</text:p>
      <text:p text:style-name="P7"/>
      <text:p text:style-name="P9"><text:span text:style-name="T18">Merge s</text:span><text:span text:style-name="T17">tudent details.txt</text:span></text:p>
      <text:p text:style-name="P9">NAME<text:tab/><text:tab/>HEIGHT<text:tab/>WEIGHT</text:p>
      <text:p text:style-name="P9">Vishnu<text:tab/><text:tab/>123.54<text:tab/><text:tab/>34.00</text:p>
      <text:p text:style-name="P9">Arjun<text:tab/><text:tab/>156.34<text:tab/><text:tab/>56.00</text:p>
      <text:p text:style-name="P9">Amal<text:tab/><text:tab/>156.55<text:tab/><text:tab/>45.00</text:p>
      <text:p text:style-name="P9"/>
      <text:p text:style-name="P9">Time taken = 0.000002</text:p>
      <text:p text:style-name="P9"/>
      <text:p text:style-name="P9"/>
      <text:p text:style-name="P4">2.)</text:p>
      <text:p text:style-name="P6">Enter the array size</text:p>
      <text:p text:style-name="P6">5</text:p>
      <text:p text:style-name="P6">Enter the elements</text:p>
      <text:p text:style-name="P6">5</text:p>
      <text:p text:style-name="P6">2</text:p>
      <text:p text:style-name="P6">4</text:p>
      <text:p text:style-name="P6">1</text:p>
      <text:p text:style-name="P6">3</text:p>
      <text:p text:style-name="P6"/>
      <text:p text:style-name="P6">The sorted array: 1 2 3 4 5 </text:p>
      <text:p text:style-name="P6"/>
      <text:p text:style-name="P6">Enter the number to search (Enter -1 to exit)</text:p>
      <text:p text:style-name="P6">3</text:p>
      <text:p text:style-name="P6">3 found at index 2</text:p>
      <text:p text:style-name="P6"/>
      <text:p text:style-name="P6">Enter the number to search (Enter -1 to exit)</text:p>
      <text:p text:style-name="P6">1</text:p>
      <text:p text:style-name="P6">1 found at index 0</text:p>
      <text:p text:style-name="P6"/>
      <text:p text:style-name="P6">Enter the number to search (Enter -1 to exit)</text:p>
      <text:p text:style-name="P6">5</text:p>
      <text:p text:style-name="P6">5 found at index 4</text:p>
      <text:p text:style-name="P6"/>
      <text:p text:style-name="P6">Enter the number to search (Enter -1 to exit)</text:p>
      <text:p text:style-name="P6">2</text:p>
      <text:p text:style-name="P6">2 found at index 1</text:p>
      <text:p text:style-name="P6"/>
      <text:p text:style-name="P6">Enter the number to search (Enter -1 to exit)</text:p>
      <text:p text:style-name="P6">4</text:p>
      <text:p text:style-name="P6">4 found at index 3</text:p>
      <text:p text:style-name="P6"/>
      <text:p text:style-name="P6"><text:soft-page-break/>Enter the number to search (Enter -1 to exit)</text:p>
      <text:p text:style-name="P6">6</text:p>
      <text:p text:style-name="P6">Search unsuccessful!</text:p>
      <text:p text:style-name="P6"/>
      <text:p text:style-name="P6">Enter the number to search (Enter -1 to exit)</text:p>
      <text:p text:style-name="P32">-1</text:p>
      <text:p text:style-name="P31"/>
      <text:p text:style-name="P31"/>
      <text:p text:style-name="Standard"><text:span text:style-name="T10"><text:line-break/>RESULT </text:span><text:span text:style-name="T3">:- </text:span><text:span text:style-name="T6">Quick sort, Merge sort, Heap sort and Binary search </text:span><text:span text:style-name="T7">are</text:span><text:span text:style-name="T6"> performed on the respective dat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1T00:04:10.497877074</meta:creation-date>
    <dc:date>2021-02-07T17:04:44.063728795</dc:date>
    <meta:editing-duration>PT5H11M11S</meta:editing-duration>
    <meta:editing-cycles>266</meta:editing-cycles>
    <meta:generator>LibreOffice/6.4.6.2$Linux_X86_64 LibreOffice_project/40$Build-2</meta:generator>
    <meta:document-statistic meta:table-count="0" meta:image-count="0" meta:object-count="0" meta:page-count="14" meta:paragraph-count="523" meta:word-count="1675" meta:character-count="8680" meta:non-whitespace-character-count="6966"/>
  </office:meta>
</office:document-meta>
</file>